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PropertyNamespaceHandlerTests.withPropertyDefinedTw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lePropertyNamespaceHandlerTests.simpleBeanConfigu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implePropertyNamespaceHandlerTests.innerBeanConfigu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implePropertyNamespaceHandlerTests.propertyWithNameEndingInR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